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8fce3" officeooo:paragraph-rsid="0008fce3"/>
    </style:style>
    <style:style style:name="P2" style:family="paragraph" style:parent-style-name="Standard">
      <style:text-properties officeooo:rsid="0009f30a" officeooo:paragraph-rsid="0009f3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</text:p>
      <text:p text:style-name="P2">good by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1:56:58.459847404</meta:creation-date>
    <dc:date>2020-10-13T12:01:45.044119776</dc:date>
    <meta:editing-duration>PT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3" meta:character-count="13" meta:non-whitespace-character-count="12"/>
  </office:meta>
</office:document-meta>
</file>